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10d20"/>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text-properties fo:font-style="italic" fo:font-weight="bold" style:font-style-asian="italic" style:font-weight-asian="bold" style:font-style-complex="italic" style:font-weight-complex="bold"/>
    </style:style>
    <style:style style:name="P4" style:family="paragraph" style:parent-style-name="Text_20_body" style:list-style-name="L1">
      <style:paragraph-properties fo:line-height="200%"/>
      <style:text-properties officeooo:paragraph-rsid="0007ae79"/>
    </style:style>
    <style:style style:name="P5" style:family="paragraph" style:parent-style-name="Text_20_body" style:list-style-name="L1">
      <style:paragraph-properties fo:line-height="200%"/>
      <style:text-properties officeooo:rsid="00085474" officeooo:paragraph-rsid="00085474"/>
    </style:style>
    <style:style style:name="P6" style:family="paragraph" style:parent-style-name="Text_20_body">
      <style:text-properties officeooo:paragraph-rsid="000cea8f"/>
    </style:style>
    <style:style style:name="P7" style:family="paragraph" style:parent-style-name="Text_20_body">
      <style:text-properties officeooo:paragraph-rsid="000e2bee"/>
    </style:style>
    <style:style style:name="T1" style:family="text">
      <style:text-properties officeooo:rsid="00010d20"/>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03ca69" style:font-style-asian="normal" style:font-weight-asian="normal" style:font-style-complex="normal" style:font-weight-complex="normal"/>
    </style:style>
    <style:style style:name="T5" style:family="text">
      <style:text-properties fo:font-style="normal" fo:font-weight="normal" officeooo:rsid="00052200" style:font-style-asian="normal" style:font-weight-asian="normal" style:font-style-complex="normal" style:font-weight-complex="normal"/>
    </style:style>
    <style:style style:name="T6" style:family="text">
      <style:text-properties fo:font-style="normal" fo:font-weight="normal" officeooo:rsid="00064c14" style:font-style-asian="normal" style:font-weight-asian="normal" style:font-style-complex="normal" style:font-weight-complex="normal"/>
    </style:style>
    <style:style style:name="T7" style:family="text">
      <style:text-properties fo:font-style="normal" fo:font-weight="normal" officeooo:rsid="0007ae79" style:font-style-asian="normal" style:font-weight-asian="normal" style:font-style-complex="normal" style:font-weight-complex="normal"/>
    </style:style>
    <style:style style:name="T8" style:family="text">
      <style:text-properties fo:font-style="normal" fo:font-weight="normal" officeooo:rsid="00085474" style:font-style-asian="normal" style:font-weight-asian="normal" style:font-style-complex="normal" style:font-weight-complex="normal"/>
    </style:style>
    <style:style style:name="T9" style:family="text">
      <style:text-properties officeooo:rsid="00085474"/>
    </style:style>
    <style:style style:name="T10" style:family="text">
      <style:text-properties officeooo:rsid="000cea8f"/>
    </style:style>
    <style:style style:name="T11" style:family="text">
      <style:text-properties officeooo:rsid="000d443e"/>
    </style:style>
    <text:list-style style:name="L1">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text:bullet-char="">
        <style:list-level-properties text:space-before="1.995cm" text:min-label-width="0.499cm"/>
        <style:text-properties style:font-name="OpenSymbol"/>
      </text:list-level-style-bullet>
      <text:list-level-style-bullet text:level="3" text:style-name="Bullet_20_Symbols" text:bullet-char="">
        <style:list-level-properties text:space-before="3.242cm" text:min-label-width="0.499cm"/>
        <style:text-properties style:font-name="OpenSymbol"/>
      </text:list-level-style-bullet>
      <text:list-level-style-bullet text:level="4" text:style-name="Bullet_20_Symbols" text:bullet-char="">
        <style:list-level-properties text:space-before="4.489cm" text:min-label-width="0.499cm"/>
        <style:text-properties style:font-name="OpenSymbol"/>
      </text:list-level-style-bullet>
      <text:list-level-style-bullet text:level="5" text:style-name="Bullet_20_Symbols" text:bullet-char="">
        <style:list-level-properties text:space-before="5.736cm" text:min-label-width="0.499cm"/>
        <style:text-properties style:font-name="OpenSymbol"/>
      </text:list-level-style-bullet>
      <text:list-level-style-bullet text:level="6" text:style-name="Bullet_20_Symbols" text:bullet-char="">
        <style:list-level-properties text:space-before="6.983cm" text:min-label-width="0.499cm"/>
        <style:text-properties style:font-name="OpenSymbol"/>
      </text:list-level-style-bullet>
      <text:list-level-style-bullet text:level="7" text:style-name="Bullet_20_Symbols" text:bullet-char="">
        <style:list-level-properties text:space-before="8.23cm" text:min-label-width="0.499cm"/>
        <style:text-properties style:font-name="OpenSymbol"/>
      </text:list-level-style-bullet>
      <text:list-level-style-bullet text:level="8" text:style-name="Bullet_20_Symbols" text:bullet-char="">
        <style:list-level-properties text:space-before="9.478cm" text:min-label-width="0.499cm"/>
        <style:text-properties style:font-name="OpenSymbol"/>
      </text:list-level-style-bullet>
      <text:list-level-style-bullet text:level="9" text:style-name="Bullet_20_Symbols" text:bullet-char="">
        <style:list-level-properties text:space-before="10.725cm" text:min-label-width="0.499cm"/>
        <style:text-properties style:font-name="OpenSymbol"/>
      </text:list-level-style-bullet>
      <text:list-level-style-bullet text:level="10" text:style-name="Bullet_20_Symbols" text:bullet-char="">
        <style:list-level-properties text:space-before="11.972cm" text:min-label-width="0.499cm"/>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tab/><text:tab/><text:tab/><text:tab/><text:span text:style-name="T1">DATA SCIENCE PROJECT</text:span></text:p>
      <text:p text:style-name="Text_20_body"><text:tab/><text:tab/><text:tab/><text:tab/> <text:span text:style-name="T1">LABORATORY COURSE</text:span></text:p>
      <text:p text:style-name="Text_20_body"><text:tab/><text:tab/><text:tab/><text:tab/><text:span text:style-name="T1">TOPIC-Uber Pickup Analysis</text:span></text:p>
      <text:p text:style-name="Text_20_body"><text:tab/><text:tab/><text:tab/><text:tab/><text:tab/><text:tab/><text:tab/><text:tab/><text:tab/><text:span text:style-name="T1">MIS:- VIPIN INGLE 111903125</text:span></text:p>
      <text:p text:style-name="P1"><text:tab/><text:tab/><text:tab/><text:tab/><text:tab/><text:tab/><text:tab/><text:tab/><text:tab/> <text:s text:c="2"/><text:span text:style-name="T1">VIPUL GAIKWAD 111903126</text:span></text:p>
      <text:p text:style-name="P1"><text:tab/><text:tab/><text:tab/><text:tab/><text:tab/><text:tab/><text:tab/><text:tab/><text:tab/> <text:s text:c="9"/><text:span text:style-name="T1">VIRAJ NAJAN 111903127</text:span></text:p>
      <text:p text:style-name="Text_20_body">For the assigned data science project, do the following:</text:p>
      <text:p text:style-name="P2"><text:bookmark text:name="yui_3_17_2_1_1643018679278_40"/>1) Do the business requirement for the assigned project</text:p>
      <text:p text:style-name="Text_20_body"><text:tab/>There is a lot of information stored in the traffic flow data of any city. This data when mined over location can provide information about the major attractions of the city, it can help us understand the various zones of the city such as residential areas, office/school zones, highways, etc. This can help governments and other institutes plan the city better and enforce suitable rules and regulations accordingly. </text:p>
      <text:p text:style-name="Text_20_body"><text:tab/>The data when monitored over time can help us identify rush hours, holiday season, impact of weather, etc. This knowledge can be applied for better planning and traffic management. This can at a large, impact the efficiency of the people in the city and can also help avoid disasters, or at least faster redirection of traffic flow after accidents.</text:p>
      <text:p text:style-name="P2">2) Identify the project objectives from your perspective</text:p>
      <text:list xml:id="list3599613397" text:style-name="L1">
        <text:list-item>
          <text:p text:style-name="P4"><text:span text:style-name="T5"><text:tab/>To </text:span><text:span text:style-name="T7">find out</text:span><text:span text:style-name="T5"> the </text:span><text:span text:style-name="T7">pickup </text:span><text:span text:style-name="T5">Hotspot</text:span><text:span text:style-name="T7">s</text:span><text:span text:style-name="T5"> f</text:span><text:span text:style-name="T7">ro</text:span><text:span text:style-name="T5">m a </text:span><text:span text:style-name="T7">p</text:span><text:span text:style-name="T5">articular </text:span><text:span text:style-name="T7">a</text:span><text:span text:style-name="T5">rea.</text:span></text:p>
        </text:list-item>
        <text:list-item>
          <text:p text:style-name="P4"><text:span text:style-name="T4"><text:tab/></text:span><text:span text:style-name="T5">Analys</text:span><text:span text:style-name="T6">ing</text:span><text:span text:style-name="T5"> the data of pickups on weekdays and weekend.</text:span></text:p>
        </text:list-item>
        <text:list-item>
          <text:p text:style-name="P4"><text:span text:style-name="T5"><text:tab/>Hour-wise analysis of Uber Pickups.</text:span></text:p>
        </text:list-item>
        <text:list-item>
          <text:p text:style-name="P4"><text:span text:style-name="T5"><text:tab/></text:span><text:span text:style-name="T9">To find out weekdays which have more pickups. </text:span></text:p>
        </text:list-item>
        <text:list-item>
          <text:p text:style-name="P5">To find out Hours of the day which are mostly busy</text:p>
        </text:list-item>
        <text:list-item>
          <text:p text:style-name="P5">To find out the impact of the Holidays on Uber Pickups.</text:p>
        </text:list-item>
        <text:list-item>
          <text:p text:style-name="P4"><text:span text:style-name="T5">To analyse the </text:span><text:span text:style-name="T8">data based</text:span><text:span text:style-name="T5"> </text:span><text:span text:style-name="T8">on</text:span><text:span text:style-name="T5"> time.</text:span> </text:p>
        </text:list-item>
      </text:list>
      <text:p text:style-name="Text_20_body"><text:span text:style-name="T5"/></text:p>
      <text:p text:style-name="P2"><text:tab/></text:p>
      <text:p text:style-name="P2"/>
      <text:p text:style-name="P2"/>
      <text:p text:style-name="P2"/>
      <text:p text:style-name="P2"><text:soft-page-break/>3) Identify the data required</text:p>
      <text:p text:style-name="P7"><text:span text:style-name="T2"><text:tab/></text:span>There are six files of raw data on Uber pickups in New York City from April to September 2014 (uber-raw-data-<text:span text:style-name="T10">(month</text:span><text:span text:style-name="T11">)</text:span>14.c<text:span text:style-name="T10">s</text:span>v). The files are separated by month and each has the following columns</text:p>
      <text:p text:style-name="P7">Date/Time: The date and time of the Uber pickup. </text:p>
      <text:p text:style-name="P6">Lat: The latitude of the Uber pickup </text:p>
      <text:p text:style-name="P6">Lon: The longitude of the Uber pickup </text:p>
      <text:p text:style-name="P6">Base: The TLC <text:span text:style-name="T10">b</text:span>ase company code affiliated with the Uber pickup,</text:p>
      <text:p text:style-name="P2"><text:tab/><text:a xlink:type="simple" xlink:href="https://www.kaggle.com/fivethirtyeight/uber-pickups-in-new-york-city?select=uber-raw-data-aug14.csv" text:style-name="Internet_20_link" text:visited-style-name="Visited_20_Internet_20_Link"><text:span text:style-name="T3">https://www.kaggle.com/fivethirtyeight/uber-pickups-in-new-york-city?select=uber-raw-data-aug14.csv</text:span></text:a></text:p>
      <text:p text:style-name="P2">4) Write a data scrapper, scrap the web for generating your corpus.  The scrapped data should have minimum 10,000 instances.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4T15:33:53.087207767</meta:creation-date>
    <dc:date>2022-01-24T21:59:49.107572557</dc:date>
    <meta:editing-duration>PT25M55S</meta:editing-duration>
    <meta:editing-cycles>7</meta:editing-cycles>
    <meta:generator>LibreOffice/6.4.6.2$Linux_X86_64 LibreOffice_project/40$Build-2</meta:generator>
    <meta:document-statistic meta:table-count="0" meta:image-count="0" meta:object-count="0" meta:page-count="2" meta:paragraph-count="27" meta:word-count="331" meta:character-count="2099" meta:non-whitespace-character-count="1731"/>
  </office:meta>
</office:document-meta>
</file>